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fo:margin-top="0cm" fo:margin-bottom="0.231cm" style:line-height-at-least="0.508cm"/>
    </style:style>
    <style:style style:name="T1" style:family="text">
      <style:text-properties fo:font-variant="normal" fo:text-transform="none" fo:color="#4a4a4a" style:font-name="Open Sans" fo:font-size="9.14999961853027pt" fo:letter-spacing="normal" fo:font-style="normal" fo:font-weight="bold"/>
    </style:style>
    <style:style style:name="T2" style:family="text">
      <style:text-properties fo:font-variant="normal" fo:text-transform="none" fo:color="#4a4a4a" style:font-name="Open Sans" fo:font-size="9.14999961853027pt" fo:letter-spacing="normal" fo:font-style="normal" fo:font-weight="normal"/>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lo,</text:p>
      <text:p text:style-name="Standard"/>
      <text:p text:style-name="Standard">I've shown you in this course the most useful plugins in my opinion. <text:s/>After this course you should go and look for the plugins you might like. As you can see there are thousands of entries on this website.</text:p>
      <text:p text:style-name="Standard"/>
      <text:p text:style-name="Standard">What language you should learn next?</text:p>
      <text:p text:style-name="Standard"/>
      <text:p text:style-name="Standard">It all depends on what you know right now.</text:p>
      <text:p text:style-name="Standard"/>
      <text:p text:style-name="Standard">By know you should now in order:</text:p>
      <text:p text:style-name="Standard"/>
      <text:p text:style-name="Standard">HTML, CSS, Javascript</text:p>
      <text:p text:style-name="Standard"/>
      <text:p text:style-name="Standard">If you don't know them very well you should definetely go and learn them first.</text:p>
      <text:p text:style-name="Standard"/>
      <text:p text:style-name="Standard">With the HTML, CSS and JavaScript you can create dynamic websites however you are not able to store any data which is very important in order to be able to create things like shops/forums/blogs.</text:p>
      <text:p text:style-name="Standard"/>
      <text:p text:style-name="Standard">So it would be good idea to go and learn PHP and MySQL which will allow you to create lots of great web applications.</text:p>
      <text:p text:style-name="Standard"/>
      <text:p text:style-name="Standard">It's also good idea to learn something what is called jQuery. Jquery will save lots of your time while developing Javascript code. The motto of jQuery is to "do more, writing less" and really believe me you can do in jQuery things in 5 minutes that would take you even 1 hour time to create in the basic Javascript.</text:p>
      <text:p text:style-name="Standard"/>
      <text:p text:style-name="Standard">It's good idea to also learn SASS which is gonna:</text:p>
      <text:list xml:id="list2484810849144511522" text:style-name="L1">
        <text:list-item>
          <text:p text:style-name="P1"><text:span text:style-name="Strong_20_Emphasis"><text:span text:style-name="T1">reduce the time needed for creating </text:span></text:span><text:span text:style-name="T2">and </text:span><text:span text:style-name="Strong_20_Emphasis"><text:span text:style-name="T1">maintaing CSS code</text:span></text:span></text:p>
        </text:list-item>
        <text:list-item>
          <text:p text:style-name="P1"><text:span text:style-name="T2">create fast </text:span><text:span text:style-name="Strong_20_Emphasis"><text:span text:style-name="T1">clean responsive web design</text:span></text:span></text:p>
        </text:list-item>
        <text:list-item>
          <text:p text:style-name="P1"><text:span text:style-name="Strong_20_Emphasis"><text:span text:style-name="T1">divide your project into logical modules without losing website loading speed</text:span></text:span></text:p>
        </text:list-item>
      </text:list>
      <text:p text:style-name="Standard"/>
      <text:p text:style-name="Standard">and many more.</text:p>
      <text:p text:style-name="Standard"/>
      <text:p text:style-name="Standard">If you have any questions please feel free to ask. If you liked my course please leave a review. Thak you for watching and have a good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7M57S</meta:editing-duration>
    <meta:editing-cycles>6</meta:editing-cycles>
    <meta:generator>OpenOffice/4.1.1$Win32 OpenOffice.org_project/411m6$Build-9775</meta:generator>
    <dc:date>2015-02-27T14:48:50.02</dc:date>
    <dc:creator>Arkadiusz Włodarczyk</dc:creator>
    <meta:document-statistic meta:table-count="0" meta:image-count="0" meta:object-count="0" meta:page-count="1" meta:paragraph-count="16" meta:word-count="268" meta:character-count="1429"/>
    <meta:user-defined meta:name="Info 1"/>
    <meta:user-defined meta:name="Info 2"/>
    <meta:user-defined meta:name="Info 3"/>
    <meta:user-defined meta:name="Info 4"/>
  </office:meta>
</office:document-meta>
</file>